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5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CHECK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PENDANCY</text:p>
          </table:table-cell>
          <table:table-cell office:value-type="string" calcext:value-type="string">
            <text:p>CORRECT ANSW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USER-ANSWER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is_revision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pth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i2c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SPI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1x6_ftdi_header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jumpers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leds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vreg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QFN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SS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multi_sheet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is_kit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serial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is_4layer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milling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has_switchorbutton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Does the frame have the proper CC attribution? (Frame- Letter/Ledger, CC 4.0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Is the frame large enough to fit all the parts within it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Is there a SparkFun Log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Is there an OSHW logo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Is proper attribution given to the original designer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/>
          <table:table-cell table:style-name="ce1" office:value-type="string" calcext:value-type="string">
            <text:p>Treating as new design</text:p>
          </table:table-cell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Is 'Revised by:' and 'reviser name' included?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If net labels are used, are they the correct 'FLAG' type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Have all nets been drawn straight out from pin connections at least one grid space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Are all net lines 0.006 inch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Are there any 4-way junctions?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Are junction dots used for all 3-wire connections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Are the fiducials in the lower right corner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Are the standoffs in the lower right corner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Are dashed grey lines ('info' eagle layer 97) used to clearly separate different areas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Is the version number correct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Is the version number included on all sheets?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Do all GND connections use the GND symbol (oriented downward)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Do all VCC connections use the VCC symbol (oriented upward)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Is the VCC range clearly labele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Are any jumpers labeled clearly by their function and possible settings?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Are any appropriate warnings (voltage conversion, sensitive I/O) labele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Are any notes of two versions of the board in the schematic (3.3V regulator vs 5V regulator)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Do any part names have '/.~' in them? (Multiple sheets)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Have you verified that the BOM in Sparkle is accurate (also checking for PROD_ID, NAME, VALUE, PREFIX)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Do any parts have unnecessary values (Eagle has autoset the package as the value)?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moved jumper values, looks cleaner</text:p>
          </table:table-cell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Regarding the voltage regulator, is the input on the LEFT, and the output on the RIGHT?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matic</text:p>
          </table:table-cell>
          <table:table-cell office:value-type="string" calcext:value-type="string">
            <text:p>Is the I2C address in the schematic?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the inner layers on the correct eagle layers? (2 and 15)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Does your 4 layer board include mike hord's special '1' '2' '3' '4' in the copper of each layer?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he bottom left corner board dimensions at 0,0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he board dimension outline correct thickness? (0.008 inch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0.1 inch headers lined up on 0.1 inch gri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The important ones are, not a breadboarding item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opposing 0.1 inch headers spaced to fit into a breadboar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The I/O part is breadboard compatible, but the expansion header is not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f present, are test points on a 0.05 inch gri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obably only need headers, prog, and config pads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Does the board have standoffs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Can standoffs/screws be used clear of other parts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he FTDI connector accessible (do neighboring parts allow enough space to clear each side)?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he FTDI connector oriented so the FTDI breakout can be slid on properly (IC side up, header side down)?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vias tented correctly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f possible, are all overhanging parts on the same edge of the board (this helps with panelization)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Does this board adhere to the standard manufacturing process? (Kitting time, glue curing, humidor time, etc.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0603 components the 'correct' component footprint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-</text:p>
          </table:table-cell>
          <table:table-cell/>
          <table:table-cell office:value-type="string" calcext:value-type="string">
            <text:p>New QC branch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any vias intended to be used as PTH headers (they shouldn't be)?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it the standard I2C footprint used (GND/VCC/SDA/CLK)?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he I2C pull-up resistor isolation jumper present?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he SPI pull-up resistor for Chip Select present?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Internal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he MISO tri-state buffer included?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ototype, don't think I need it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he LED color standard followed? (red for power, blue for STAT, green for TX, yellow for RX)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Multi-use indication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all PTH parts selective solder compatible?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all PTH parts for selective soldering populated on the same side?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s best as possible, do all SMD pads have only 1 trace entering the pa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 few exceptions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there any natural bridges on SMT components?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Do SMT parts with 6 or more leads have a limited ground pour underneath the IC?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I don't understand the question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all parts and pads at least 0.05 inch away from the board edge?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he direction of TX/RX serial connections correct?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the TX/RX pins of the FTDI properly connected?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race routing up to spec? (to/from center-points, straight lines, 45 angles, 'T' intersections, no right angles or acid traps)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For thermal considerations, are traces routed away from the component, with symmetrical routing?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s best as possible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Do all footprints pass 1:1 check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ll but QF- style packages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bottom side center NC pads pasted?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Default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bottom side center ground pads 50 percent pasted?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all QFN components with 6 or more leads 75 percent pasted?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center pad cream apertures properly reduced?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here any solder mask between pads on fine pitch components?</text:p>
          </table:table-cell>
          <table:table-cell table:number-columns-repeated="2"/>
          <table:table-cell table:style-name="Default"/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Should be too fine to print (0.0005)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every pin that we want to test contactable via test-point or PTH header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jumper positions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any traces exposed? 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s there a correct version number in the copper (aligned properly with the edge of the PCB)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there 2 fiducials in opposite corners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Does it pass SparkFun DRC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Yes</text:p>
          </table:table-cell>
          <table:table-cell/>
          <table:table-cell office:value-type="string" calcext:value-type="string">
            <text:p>Some silk stop interaction</text:p>
          </table:table-cell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If there are any DRC errors, have they all been approve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Does it pass DRC with top/bottom keepout layers on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there airwires after ratsnest?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Are all KIT PTH parts on the correct side with correct masking (i.e. the TSTOP or BSTOP expose the correct side)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Is there a note for a 4-layer board (on tDOCU)?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Do all packages have NAME and VALUE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xcluding jumpers</text:p>
          </table:table-cell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Is there a note for a board thickness other than 0.63 inch? </text:p>
          </table:table-cell>
          <table:table-cell table:number-columns-repeated="2"/>
          <table:table-cell table:style-name="Default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Are measurements included for outer dimension and standoffs (Eagle layer 47)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Are the board dimensions on 0.05 inch or 0.01 inch gri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Are routed-out areas labeled 'ROUTE OUT' (on dimension)?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Is the CC/Design By included in tDocu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Is the designer name included in tDocu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umentation</text:p>
          </table:table-cell>
          <table:table-cell office:value-type="string" calcext:value-type="string">
            <text:p>Is 'Revised by:' and 'Revisor Name' included in tDocu?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Is the name of the board on the boar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Most of it</text:p>
          </table:table-cell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Do all footprints have 0.008 inch silk footprint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Are all LEDs labeled with their purpose?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Are all connectors labeled with their purpose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Are battery terminals labeled +/- correctly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Are all jumpers labeled?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If it is a 3-way jumper, is there a label on each side of the jumper?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Are all switches/buttons labeled properly?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Are active low pins labeled clearly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Are all PTH pins labele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Are there pin labels on both sides of the boar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Are they correct on both sides of the boar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Are all labels lined up properly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Is all text at least 0.032 inch, 15 percent radio, and vector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Does the FTDI connector have BLK/GRN labeled correctly?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Does the ICSP have pin 1 labele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Do all components have polarity or pin 1 labele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Is the polarity label outside of the package for visibility after part population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Are there check labels for different versions of the board (3.3V vs 5V)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Is the SparkFun Logo on the boar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Is the OSHW logo on the board?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Is any silkscreen overlaid on vias?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lkscreen/Labeling</text:p>
          </table:table-cell>
          <table:table-cell office:value-type="string" calcext:value-type="string">
            <text:p>Is there a URL for any kits or unique boards?</text:p>
          </table:table-cell>
          <table:table-cell table:number-columns-repeated="2"/>
          <table:table-cell table:style-name="Default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Are dimension lines properly spaced for V-scoring (lines on a 0.020” center-to-center spacing)?</text:p>
          </table:table-cell>
          <table:table-cell table:number-columns-repeated="2"/>
          <table:table-cell table:style-name="Default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On white solder mask pcbs, is there any solder mask between leads on large SMT components?</text:p>
          </table:table-cell>
          <table:table-cell table:number-columns-repeated="2"/>
          <table:table-cell table:style-name="Default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Are axes labeled correctly?</text:p>
          </table:table-cell>
          <table:table-cell table:number-columns-repeated="2"/>
          <table:table-cell table:style-name="Default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</text:p>
          </table:table-cell>
          <table:table-cell office:value-type="string" calcext:value-type="string">
            <text:p>Are there warning labels for high voltage areas?</text:p>
          </table:table-cell>
          <table:table-cell table:number-columns-repeated="2"/>
          <table:table-cell table:style-name="Default"/>
          <table:table-cell office:value-type="string" calcext:value-type="string">
            <text:p>N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Thanks for flying with us. Have a great day!!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9pt" fo:margin-left="32.26pt" fo:margin-right="32.26pt" fo:margin-bottom="26.7pt"/>
      </style:header-style>
      <style:footer-style>
        <style:header-footer-properties fo:min-height="21.29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14:06:57.2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15:01:03.414000000</dc:date>
    <meta:editing-cycles>2</meta:editing-cycles>
    <meta:editing-duration>PT54M56S</meta:editing-duration>
    <meta:generator>LibreOffice/5.0.5.2$Windows_x86 LibreOffice_project/55b006a02d247b5f7215fc6ea0fde844b30035b3</meta:generator>
    <dc:creator>Marshall Taylor</dc:creator>
    <meta:document-statistic meta:table-count="1" meta:cell-count="537" meta:object-count="0"/>
  </office:meta>
</office:document-meta>
</file>